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4129554017110686481" text:style-name="L1">
        <text:list-item>
          <text:p text:style-name="P1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3522022251315815810" text:style-name="L2">
        <text:list-item>
          <text:p text:style-name="P1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14">Baixem al taller per comentar el funcionament i la connexió del pont de manómetres. Comentem els components del simulador de fred.</text:p>
        </text:list-item>
      </text:list>
      <text:p text:style-name="P7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1514964810880072605" text:style-name="L3">
        <text:list-item>
          <text:p text:style-name="P1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">Comentat exercici 1.3-1</text:p>
        </text:list-item>
      </text:list>
      <text:p text:style-name="P8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839463019293417573" text:style-name="L4">
        <text:list-item>
          <text:p text:style-name="P16">Publicat codi d'accès al Classroom</text:p>
        </text:list-item>
        <text:list-item>
          <text:p text:style-name="P15">Treball autònom tasca 1</text:p>
        </text:list-item>
      </text:list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25T20:40:27.263247023</dc:date>
    <meta:editing-duration>PT2H6M12S</meta:editing-duration>
    <meta:editing-cycles>195</meta:editing-cycles>
    <meta:document-statistic meta:table-count="0" meta:image-count="0" meta:object-count="0" meta:page-count="1" meta:paragraph-count="19" meta:word-count="89" meta:character-count="550" meta:non-whitespace-character-count="478"/>
  </office:meta>
</office:document-meta>
</file>